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1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Ввод</text:p>
          </table:table-cell>
          <table:table-cell office:value-type="string">
            <text:p>Вывод</text:p>
          </table:table-cell>
        </table:table-row>
        <table:table-row table:style-name="ro2">
          <table:table-cell office:value-type="string">
            <text:p>0 0 0</text:p>
          </table:table-cell>
          <table:table-cell office:value-type="string">
            <text:p>Старший коэффициент равен нулю, уравнение вырождается в линейное.</text:p>
            <text:p>Любое число является корнем этого уравнения.</text:p>
          </table:table-cell>
        </table:table-row>
        <table:table-row table:style-name="ro2">
          <table:table-cell office:value-type="string">
            <text:p>0 0 1</text:p>
          </table:table-cell>
          <table:table-cell office:value-type="string">
            <text:p>Старший коэффициент равен нулю, уравнение вырождается в линейное.</text:p>
            <text:p>Уравнение корней не имеет.</text:p>
          </table:table-cell>
        </table:table-row>
        <table:table-row table:style-name="ro2">
          <table:table-cell office:value-type="string">
            <text:p>0 1 0</text:p>
          </table:table-cell>
          <table:table-cell office:value-type="string">
            <text:p>Старший коэффициент равен нулю, уравнение вырождается в линейное.</text:p>
            <text:p>Уравнение имеет единственный корень 0.</text:p>
          </table:table-cell>
        </table:table-row>
        <table:table-row table:style-name="ro2">
          <table:table-cell office:value-type="string">
            <text:p>0 -1 0</text:p>
          </table:table-cell>
          <table:table-cell office:value-type="string">
            <text:p>Старший коэффициент равен нулю, уравнение вырождается в линейное.</text:p>
            <text:p>Уравнение имеет единственный корень 0.</text:p>
          </table:table-cell>
        </table:table-row>
        <table:table-row table:style-name="ro2">
          <table:table-cell office:value-type="string">
            <text:p>0 1 3</text:p>
          </table:table-cell>
          <table:table-cell office:value-type="string">
            <text:p>Старший коэффициент равен нулю, уравнение вырождается в линейное.</text:p>
            <text:p>Уравнение имеет единственный корень -3.</text:p>
          </table:table-cell>
        </table:table-row>
        <table:table-row table:style-name="ro3">
          <table:table-cell office:value-type="string">
            <text:p>1 2 0</text:p>
          </table:table-cell>
          <table:table-cell office:value-type="string">
            <text:p>Уравнение имеет корни 0 и -2</text:p>
          </table:table-cell>
        </table:table-row>
        <table:table-row table:style-name="ro3">
          <table:table-cell office:value-type="string">
            <text:p>-1 -2 0</text:p>
          </table:table-cell>
          <table:table-cell office:value-type="string">
            <text:p>Уравнение имеет корни 0 и -2</text:p>
          </table:table-cell>
        </table:table-row>
        <table:table-row table:style-name="ro3">
          <table:table-cell office:value-type="string">
            <text:p>1 2 1</text:p>
          </table:table-cell>
          <table:table-cell office:value-type="string">
            <text:p>Уравнение имеет единственный корень -1</text:p>
          </table:table-cell>
        </table:table-row>
        <table:table-row table:style-name="ro1">
          <table:table-cell office:value-type="string">
            <text:p>1 2 3</text:p>
          </table:table-cell>
          <table:table-cell office:value-type="string">
            <text:p>Уравнение корней не имеет.</text:p>
          </table:table-cell>
        </table:table-row>
        <table:table-row table:style-name="ro3">
          <table:table-cell office:value-type="string">
            <text:p>1 0 -2</text:p>
          </table:table-cell>
          <table:table-cell office:value-type="string">
            <text:p>Уравнение имеет корни -1.41421 и 1.41421</text:p>
          </table:table-cell>
        </table:table-row>
        <table:table-row table:style-name="ro3">
          <table:table-cell office:value-type="string">
            <text:p>-2 -4 30</text:p>
          </table:table-cell>
          <table:table-cell office:value-type="string">
            <text:p>Уравнение имеет корни 3 и -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3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Николай Авдеев</meta:initial-creator>
    <meta:creation-date>2013-09-30T23:13:42</meta:creation-date>
    <meta:generator>LibreOffice/4.0.3.3$Linux_x86 LibreOffice_project/400m0$Build-3</meta:generator>
    <dc:date>2013-09-30T23:45:17</dc:date>
    <dc:creator>Николай Авдеев</dc:creator>
    <meta:editing-duration>PT25M21S</meta:editing-duration>
    <meta:editing-cycles>2</meta:editing-cycles>
    <meta:document-statistic meta:table-count="1" meta:cell-count="24" meta:object-count="0"/>
  </office:meta>
</office:document-meta>
</file>